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701in"/>
    </style:style>
    <style:style style:name="co4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 Proposal</text:p>
          </table:table-cell>
          <table:table-cell office:value-type="string" calcext:value-type="string">
            <text:p>Homework 4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/>
          <table:table-cell table:formula="of:=0.75" office:value-type="float" office:value="0.75" calcext:value-type="float">
            <text:p>0.7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4-21T16:15:40.676052735</dc:date>
    <meta:editing-duration>PT19H21M42S</meta:editing-duration>
    <meta:editing-cycles>62</meta:editing-cycles>
    <meta:document-statistic meta:table-count="1" meta:cell-count="157" meta:object-count="0"/>
  </office:meta>
</office:document-meta>
</file>